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30">
      <style:table-cell-properties style:vertical-align="automatic" fo:wrap-option="wrap"/>
    </style:style>
    <style:style style:name="ce4" style:family="table-cell" style:parent-style-name="Default" style:data-style-name="N36"/>
    <style:style style:name="ce5" style:family="table-cell" style:parent-style-name="Default" style:data-style-name="N0">
      <style:table-cell-properties style:vertical-align="automatic" fo:wrap-option="wrap"/>
    </style:style>
    <style:style style:name="co1" style:family="table-column">
      <style:table-column-properties fo:break-before="auto" style:column-width="2.27541666666667cm"/>
    </style:style>
    <style:style style:name="co2" style:family="table-column">
      <style:table-column-properties fo:break-before="auto" style:column-width="19.4204166666667cm"/>
    </style:style>
    <style:style style:name="co3" style:family="table-column">
      <style:table-column-properties fo:break-before="auto" style:column-width="15.5575cm"/>
    </style:style>
    <style:style style:name="co4"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99.25pt" style:use-optimal-row-height="true" fo:break-before="auto"/>
    </style:style>
    <style:style style:name="ro3" style:family="table-row">
      <style:table-row-properties style:row-height="28.5pt" style:use-optimal-row-height="true" fo:break-before="auto"/>
    </style:style>
    <style:style style:name="ro4" style:family="table-row">
      <style:table-row-properties style:row-height="57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42.75pt" style:use-optimal-row-height="true" fo:break-before="auto"/>
    </style:style>
    <style:style style:name="ro7" style:family="table-row">
      <style:table-row-properties style:row-height="85.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6381" table:default-cell-style-name="ce1"/>
        <table:table-row table:style-name="ro1">
          <table:table-cell office:value-type="string" table:style-name="ce1">
            <text:p>Data</text:p>
          </table:table-cell>
          <table:table-cell office:value-type="string" table:style-name="ce1">
            <text:p>Descrição</text:p>
          </table:table-cell>
          <table:table-cell table:number-columns-repeated="16382" table:style-name="ce1"/>
        </table:table-row>
        <table:table-row table:number-rows-repeated="2" table:style-name="ro1">
          <table:table-cell table:number-columns-repeated="16384"/>
        </table:table-row>
        <table:table-row table:style-name="ro1">
          <table:table-cell office:value-type="date" office:date-value="2012-05-05T00:00:00" table:style-name="ce2">
            <text:p>05/05/2012</text:p>
          </table:table-cell>
          <table:table-cell office:value-type="string" table:style-name="ce3">
            <text:p>-Embarcamos o banco de dados na aplicação para facilitar o uso em diferentes ambientes</text:p>
          </table:table-cell>
          <table:table-cell table:number-columns-repeated="16382" table:style-name="ce1"/>
        </table:table-row>
        <table:table-row table:style-name="ro2">
          <table:table-cell office:value-type="date" office:date-value="2012-05-07T00:00:00" table:style-name="ce2">
            <text:p>07/05/2012</text:p>
          </table:table-cell>
          <table:table-cell office:value-type="string" table:style-name="ce3">
            <text:p>-Definimos alguns pontos essenciais para o desenvolvimento do projeto. Criaremos um mecanismo de escolha da rede neural para cada uma das previsões, onde cada dia da previsão pode ser previsto por uma rede neural diferente, por exemplo: Previsão do ativo PETR4 para 5 dias, o primeiro dia pode ser previsto através de uma rede neural com a seguinte configuração: N=4 (N: neurônios na camada intermediária escondida), TA = 0.25(TA: taxa aprendizado), JE=10 (JE: Janela de entrada), JS = 5 (JS: janela saida), C=5000 (C: numero de ciclos de treinamento), o segundo através de uma segunda configuração de rede como N=4, TA=0.10, JE = 15, JS = 2=5. A escolha de cada uma das redes para cada dia da previsão será escolhida através de uma tabela de taxa de acerto de uma rede neural para um dia. Por exemplo, a primeira configuração descrita acima, prevê o primeiro dia (d+1) com 97,56% de taxa de acerto e o segundo dia com 96,23% de acerto, já a segunda rede descrita prevê o primeiro dia com uma taxa de acerto de 95,10% e o segundo dia com 98,05%, portanto a primeira rede será escolhida para prever o primeiro dia e a segunda para prever o segundo dia. As taxas de acerto serão definidas por uma validação de cross validation com 8 divisoes, onde a taxa será a média do acerto de cada teste. <text:s text:c="172"/>-Faremos também um estudo em cima de diferente configurações de redes com 3, 5, 10, 12, 15, 20 e 30 neurônios, verificando se existe diferença significativa com as diferentes configurações, com isso definiremos as variações de redes que criaremos para a previsão em relação ao número de neurônios da camada intermediária. <text:s text:c="182"/>-De forma semelhante a descrita acima, faremos um estudo em relação a taxa de aprendizado, com as seguintes taxas: (0.10), (0.25), (0.5). <text:s text:c="128"/>-Quanto aos janelamentos: (JanelaEntrada,JanelaSaida) (5,1), (10,2), (10,5), (15,5), (15,10), (20,10), (20,15), (30,15), (30,20), (40,20), (40,25), (50,25), (50,30), (60,30).</text:p>
          </table:table-cell>
          <table:table-cell table:number-columns-repeated="16382" table:style-name="ce1"/>
        </table:table-row>
        <table:table-row table:style-name="ro3">
          <table:table-cell office:value-type="date" office:date-value="2012-11-05T00:00:00" table:style-name="ce4">
            <text:p>11/5/2012</text:p>
          </table:table-cell>
          <table:table-cell office:value-type="string" table:style-name="ce3">
            <text:p>-Redefinimos a arquitetura, onde a segunda rede proposta irá ser treinada para avaliar padroes de entrada, e assim avaliar para para a entrada, qual é a rede que dá melhores resultado para cada dia da previsao.</text:p>
          </table:table-cell>
          <table:table-cell table:number-columns-repeated="16382" table:style-name="ce1"/>
        </table:table-row>
        <table:table-row table:style-name="ro4">
          <table:table-cell office:value-type="date" office:date-value="2012-12-05T00:00:00" table:style-name="ce4">
            <text:p>12/5/2012</text:p>
          </table:table-cell>
          <table:table-cell office:value-type="string" table:style-name="ce3">
            <text:p>-Implementação inicial da segunda rede que estuda os padroes de entrada para dizer qual rede funciona melhor para os ultimos dias da cotação do papel <text:s text:c="119"/>-Treinamos todas as configurações para o papel "PETR4", que demorou 10horas, 27 minutos e 34 segundos<text:s/></text:p>
          </table:table-cell>
          <table:table-cell table:number-columns-repeated="16382" table:style-name="ce1"/>
        </table:table-row>
        <table:table-row table:style-name="ro5">
          <table:table-cell office:value-type="string" table:style-name="ce1">
            <text:p>13/05/2012</text:p>
          </table:table-cell>
          <table:table-cell office:value-type="string" table:style-name="ce3">
            <text:p>-Quase terminamos a segunda rede (CaptaçãoMelhoresRedes). Fizemos um algoritmo que faz com que configurações de redes que tenham o tamanho do output menor do que o tamanho da entrada, utilizem as previsoes das outras redes para pegar os valores mais proximos do real para prever os dias seguintes a partir de dados já previstos. Ex: rede que tem uma entrada de 10 dias e prevê 5. Para prever o sexto dia, precisamos de um dia que já foi previsto como entrada.</text:p>
          </table:table-cell>
          <table:table-cell table:number-columns-repeated="16382" table:style-name="ce1"/>
        </table:table-row>
        <table:table-row table:style-name="ro6">
          <table:table-cell office:value-type="string" table:style-name="ce1">
            <text:p>18/05/2012</text:p>
          </table:table-cell>
          <table:table-cell office:value-type="string" table:style-name="ce3">
            <text:p>Iremos treinar 8 vezes cada configuração de RedeNeuralPrevisaoFinanceira, onde cada uma será treinada por 7/8 dos dados totais, deslocando os 1/8 que serão utilizados para teste, garantindo que os resultado de cross validation não serao influenciados pelo treinamento.</text:p>
          </table:table-cell>
          <table:table-cell table:number-columns-repeated="16382" table:style-name="ce1"/>
        </table:table-row>
        <table:table-row table:style-name="ro6">
          <table:table-cell office:value-type="string" table:style-name="ce1">
            <text:p>25/05/2012</text:p>
          </table:table-cell>
          <table:table-cell office:value-type="string" table:style-name="ce3">
            <text:p>Implementamos a camada PrevisaoFinanceira que é responsavel por acessar a rede de captação, recuperando as melhores redes para cada dia e prever uma quantidade de dias X solicitados pela camada de apresentação de dados (Graficos).</text:p>
          </table:table-cell>
          <table:table-cell table:number-columns-repeated="16382" table:style-name="ce1"/>
        </table:table-row>
        <table:table-row table:style-name="ro3">
          <table:table-cell office:value-type="string" table:style-name="ce1">
            <text:p>26/05/2012</text:p>
          </table:table-cell>
          <table:table-cell office:value-type="string" table:style-name="ce3">
            <text:p>Melhoramos o gráfico padrao que estavamos utilizando e criamos um relatório dizendo a taxa de acerto da previsão por dia.</text:p>
          </table:table-cell>
          <table:table-cell table:number-columns-repeated="16382" table:style-name="ce1"/>
        </table:table-row>
        <table:table-row table:style-name="ro7">
          <table:table-cell office:value-type="date" office:date-value="2012-08-13T00:00:00" table:style-name="ce2">
            <text:p>13/08/2012</text:p>
          </table:table-cell>
          <table:table-cell office:value-type="string" table:style-name="ce3">
            <text:p>Implementamos a RedeNaural_V2, que conta com a cotação do dólar, valor Bollinger e estação do ano. Além da implementação da RedeNeural_V2 descrita acima, <text:s/>alguns pontos importantes foram decididos. 1: Iremos usar uma regra bem simples para informar cotações do dolar em relação ao tamanho da janela de entrada. Iremos informar 2 + n cotações do dolar, sendo n definido por (janelaEntrada - 5) / 5, arredondando para baixo, ou seja, se a janelaEntrada = 9, apenas a cotação do primeiro e do ultimo dia serão informadas, se fosse entre 10 e 14, 3 cotações seriam informadas: a do primeiro e ultimo dia e a do quinto dia...</text:p>
          </table:table-cell>
          <table:table-cell table:number-columns-repeated="16382" table:style-name="ce1"/>
        </table:table-row>
        <table:table-row table:style-name="ro1">
          <table:table-cell office:value-type="date" office:date-value="2012-08-20T00:00:00" table:style-name="ce2">
            <text:p>20/08/2012</text:p>
          </table:table-cell>
          <table:table-cell office:value-type="string" table:style-name="ce3">
            <text:p>Implementamos o algoritmo de previsão através da média ponderada das ultimas 5 cotações.</text:p>
          </table:table-cell>
          <table:table-cell office:value-type="string" table:style-name="ce1">
            <text:p>Wagner</text:p>
          </table:table-cell>
          <table:table-cell table:number-columns-repeated="16381"/>
        </table:table-row>
        <table:table-row table:style-name="ro4">
          <table:table-cell office:value-type="date" office:date-value="2012-08-20T00:00:00" table:style-name="ce2">
            <text:p>20/08/2012</text:p>
          </table:table-cell>
          <table:table-cell office:value-type="string" table:style-name="ce3">
            <text:p>Geramos as redes neurais(ndns) da V2 de 5 para 1, ou seja: 5 dados de entrada e 1 de saída. Começamos também a implementar o método que fará a previsao de um papel, informando a data que quer prever(dtInicial) e a quantidade de previsoes. Falta terminar de implementar o método que retorna as previsoes e iniciar o método que gera o relatório de cross validation.</text:p>
          </table:table-cell>
          <table:table-cell office:value-type="string" table:style-name="ce1">
            <text:p>Felipe</text:p>
          </table:table-cell>
          <table:table-cell table:number-columns-repeated="16381"/>
        </table:table-row>
        <table:table-row table:style-name="ro4">
          <table:table-cell office:value-type="date" office:date-value="2012-08-23T00:00:00" table:style-name="ce2">
            <text:p>23/08/2012</text:p>
          </table:table-cell>
          <table:table-cell office:value-type="string" table:style-name="ce3">
            <text:p>Criação de algoritmos burros de previsões: Media aritmética (Média aritmetica dos ultimos 5 registros para inferir o sexto), Média Ponderada (Média ponderada dos últimos 5 registros para inferir o sexto, com o peso crescente para o mais atual) e Alisamento Exponencial Simples (Quase uma média movel com ponderação de peso).</text:p>
          </table:table-cell>
          <table:table-cell office:value-type="string" table:style-name="ce1">
            <text:p>Wagner</text:p>
          </table:table-cell>
          <table:table-cell table:number-columns-repeated="16381"/>
        </table:table-row>
        <table:table-row table:style-name="ro6">
          <table:table-cell office:value-type="date" office:date-value="2012-08-27T00:00:00" table:style-name="ce2">
            <text:p>27/08/2012</text:p>
          </table:table-cell>
          <table:table-cell office:value-type="string" table:style-name="ce3">
            <text:p>Finalização da RN_V2, onde fazemos as previsões utilizando o valor do dólar, bandas bollinger,... Implementamos também o método que realiza as previsoes. Não obtivemos um resultado satisfatório. Percebemos que a rede começou a vibrar mais, mas obteve uma previsão muito longe do valor real.</text:p>
          </table:table-cell>
          <table:table-cell office:value-type="string" table:style-name="ce1">
            <text:p>Felipe</text:p>
          </table:table-cell>
          <table:table-cell table:number-columns-repeated="16381"/>
        </table:table-row>
        <table:table-row table:style-name="ro6">
          <table:table-cell office:value-type="date" office:date-value="2012-09-03T00:00:00" table:style-name="ce2">
            <text:p>03/09/2012</text:p>
          </table:table-cell>
          <table:table-cell office:value-type="string" table:style-name="ce3">
            <text:p>Começamos a implementar os indices que a RN_V3 vai utilizar, tais como Médias Móveis e Percentual do Volume de Negociacão. As descrições dos 2 índices podem ser encontradas na pasta da RN_V3('Redes\03_09_RedeNeural_PrevisaoFinanceira_v3\Metodos_Indices')</text:p>
          </table:table-cell>
          <table:table-cell office:value-type="string" table:style-name="ce1">
            <text:p>Felipe</text:p>
          </table:table-cell>
          <table:table-cell table:number-columns-repeated="16381"/>
        </table:table-row>
        <table:table-row table:style-name="ro3">
          <table:table-cell office:value-type="date" office:date-value="2012-09-03T00:00:00" table:style-name="ce2">
            <text:p>03/09/2012</text:p>
          </table:table-cell>
          <table:table-cell office:value-type="string" table:style-name="ce3">
            <text:p>Incrementando as tabelas, para trazer mais dados referentes aos papéis (dados disponiveis pela BOVESPA).</text:p>
          </table:table-cell>
          <table:table-cell office:value-type="string" table:style-name="ce1">
            <text:p>Wagner</text:p>
          </table:table-cell>
          <table:table-cell table:number-columns-repeated="16381"/>
        </table:table-row>
        <table:table-row table:style-name="ro5">
          <table:table-cell office:value-type="date" office:date-value="2012-09-10T00:00:00" table:style-name="ce2">
            <text:p>10/09/2012</text:p>
          </table:table-cell>
          <table:table-cell office:value-type="string" table:style-name="ce3">
            <text:p>Implementamos 5 novos indices, são eles:PercentualTotalNegociacoes, PercentualCrescimentoDolar, PercentualCrescimentoValorAtivoMediaNDias, PercentualCrescimentoValorAtivo, PercentualDesviosPadroesEmRelacaoNDias, DiaSemana, que com excessao do DiaSemana, são todos explicados em um documento com o mesmo nome do indice que estão localizados em: 'Redes\03_09_RedeNeural_PrevisaoFinanceira_v3\Metodos_Indices' na pasta da RN_V3.</text:p>
          </table:table-cell>
          <table:table-cell office:value-type="string" table:style-name="ce1">
            <text:p>Felipe</text:p>
          </table:table-cell>
          <table:table-cell table:number-columns-repeated="16381"/>
        </table:table-row>
        <table:table-row table:number-rows-repeated="13" table:style-name="ro1">
          <table:table-cell table:style-name="ce1"/>
          <table:table-cell table:style-name="ce3"/>
          <table:table-cell table:number-columns-repeated="16382" table:style-name="ce1"/>
        </table:table-row>
        <table:table-row table:number-rows-repeated="21" table:style-name="ro1">
          <table:table-cell/>
          <table:table-cell table:style-name="ce3"/>
          <table:table-cell table:number-columns-repeated="16382"/>
        </table:table-row>
        <table:table-row table:number-rows-repeated="4" table:style-name="ro1">
          <table:table-cell/>
          <table:table-cell table:style-name="ce5"/>
          <table:table-cell table:number-columns-repeated="16382"/>
        </table:table-row>
        <table:table-row table:number-rows-repeated="1048519" table:style-name="ro1">
          <table:table-cell table:number-columns-repeated="16384"/>
        </table:table-row>
      </table:table>
      <table:table table:name="Sheet2"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table:table table:name="Sheet3" table:style-name="ta2">
        <table:table-column table:style-name="co1" table:default-cell-style-name="ce1"/>
        <table:table-column table:style-name="co4" table:number-columns-repeated="16383"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month/>
      <number:text>/</number:text>
      <number:day/>
      <number:text>/</number:text>
      <number:year number:style="long"/>
    </number:date-style>
    <number:currency-style style:name="N37P0" number:language="de" number:country="DE">
      <number:number number:decimal-places="2" number:min-integer-digits="1" number:grouping="true"/>
      <number:text> </number:text>
      <number:currency-symbol number:language="de" number:country="DE">€</number:currency-symbol>
    </number:currency-style>
    <number:currency-style style:name="N3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7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dc:creator>teste</dc:creator>
    <meta:creation-date>2009-04-16T11:32:48Z</meta:creation-date>
    <dc:date>2012-09-11T01:18:16Z</dc:date>
    <meta:editing-cycles>2</meta:editing-cycles>
    <meta:editing-duration>PT322S</meta:editing-duration>
    <meta:user-defined meta:name="Info 1"/>
    <meta:user-defined meta:name="Info 2"/>
    <meta:user-defined meta:name="Info 3"/>
    <meta:user-defined meta:name="Info 4"/>
  </office:meta>
</office:document-meta>
</file>